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style:font-name-complex="Times New Roman1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4pt" style:font-name-asian="標楷體" style:font-size-asian="14pt" style:font-name-complex="Times New Roman1" style:font-size-complex="14pt"/>
    </style:style>
    <style:style style:name="T2" style:family="text">
      <style:text-properties fo:color="#000000" style:font-name="Times New Roman" style:font-name-asian="標楷體" style:font-name-complex="Times New Roman1" style:font-size-complex="12pt"/>
    </style:style>
    <style:style style:name="T3" style:family="text">
      <style:text-properties fo:color="#000000" style:font-name="Times New Roman" fo:font-weight="bold" style:font-name-asian="標楷體" style:font-weight-asian="bold" style:font-name-complex="Times New Roman1" style:font-size-complex="12pt"/>
    </style:style>
    <style:style style:name="T4" style:family="text">
      <style:text-properties style:font-name="Times New Roman" style:font-name-asian="標楷體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GoBack"/><text:span text:style-name="T1">研發處校務資料組誠徵工讀生（臨時工，限本校學生）</text:span></text:p>
      <text:p text:style-name="P1"/>
      <text:p text:style-name="Standard"><text:span text:style-name="T2">【單 位】：研發處校務資料組</text:span></text:p>
      <text:p text:style-name="Standard"><text:span text:style-name="T2">【職務名稱】：臨時工，限本校學生<text:line-break/>【名 額】：1-2名</text:span></text:p>
      <text:p text:style-name="Standard"><text:span text:style-name="T2">【工作內容】：中英文資料整理(需使用python程式)及庶務協助</text:span></text:p>
      <text:p text:style-name="Standard"><text:span text:style-name="T3">【資格條件】：</text:span><text:span text:style-name="T2"> 具備英文網頁閱讀及資料整理能力，需會python。一次排班以4小時為單位，一週可排2次以上。如已有臨時工或勞務型兼任助理身份無法再度登錄請擇一，有學習型兼任助理可。</text:span></text:p>
      <text:p text:style-name="Standard"><text:span text:style-name="T2">【工作期間】：即日起至12月底止，視表現及經費可聘至畢業為止。<text:line-break/>【待 遇】：面議（至少比照基本薪資時薪168元，視python程度加薪。）<text:line-break/>【工作地點】：本校雲平大樓西棟7樓。<text:line-break/>【應備文件】：簡單履歷表、自傳(無格式限制，但請註明可排班時間及所具能力)</text:span></text:p>
      <text:p text:style-name="Standard"><text:span text:style-name="T2">【應徵方式】：將文件Email至 </text:span><text:a xlink:type="simple" xlink:href="mailto:em51059@email.ncku.edu.tw" text:style-name="Internet_20_link" text:visited-style-name="Visited_20_Internet_20_Link"><text:span text:style-name="T4">em51059@email.ncku.edu.tw</text:span></text:a><text:span text:style-name="T2">。</text:span></text:p>
      <text:p text:style-name="Standard"><text:span text:style-name="T2">【備註事項】：Email主旨請標示「應徵校資組工讀生-姓名」；合格者通知面試，不合格者恕不另行通知。<text:line-break/>【截止日期】：即日起至找到合適人選為止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7874in" fo:margin-left="0.7874in" fo:margin-right="0.7874in" style:writing-mode="lr-tb" style:layout-grid-color="#c0c0c0" style:layout-grid-lines="39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dc:creator>Win10</dc:creator>
    <meta:editing-cycles>12</meta:editing-cycles>
    <meta:creation-date>2022-08-05T02:13:00</meta:creation-date>
    <dc:date>2022-08-05T05:51:00</dc:date>
    <meta:editing-duration>PT18M</meta:editing-duration>
    <meta:generator>LibreOffice/5.4.7.2$Linux_X86_64 LibreOffice_project/c838ef25c16710f8838b1faec480ebba495259d0</meta:generator>
    <meta:document-statistic meta:table-count="0" meta:image-count="0" meta:object-count="0" meta:page-count="1" meta:paragraph-count="8" meta:word-count="364" meta:character-count="426" meta:non-whitespace-character-count="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